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145" officeooo:paragraph-rsid="00100145"/>
    </style:style>
    <style:style style:name="P2" style:family="paragraph" style:parent-style-name="Standard">
      <style:text-properties officeooo:rsid="00100145" officeooo:paragraph-rsid="00100145"/>
    </style:style>
    <style:style style:name="T1" style:family="text">
      <style:text-properties officeooo:rsid="0010a8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s </text:span>Array <text:span text:style-name="T1">(o arrelgos)</text:span> <text:span text:style-name="T1">son como</text:span> una variable pero le puedo agregar muchos elementos adentro <text:span text:style-name="T1">y se expresan entre [] (corchetes)</text:span><text:line-break/>Tambien puedo sacarle y meterle elementos usando push, pop, shift y unshift.<text:line-break/><text:span text:style-name="T1">Como si fuera un deposito en el que pueden entrar un monton de cosas distintas:<text:line-break/><text:line-break/>var arreglo = [‘cosas’, ‘herramientas’, false, undefine, function() {}, 3, 8, “5”]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1" meta:word-count="60" meta:character-count="368" meta:non-whitespace-character-count="308"/>
  </office:meta>
</office:document-meta>
</file>